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4700b8" draw:textarea-horizontal-align="justify" draw:textarea-vertical-align="middle" draw:auto-grow-height="false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dc2300" draw:fill="none" draw:textarea-vertical-align="middle"/>
    </style:style>
    <style:style style:name="gr5" style:family="graphic" style:parent-style-name="objectwithoutfill">
      <style:graphic-properties svg:stroke-color="#4700b8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762cm"/>
    </style:style>
    <style:style style:name="gr9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gradient" draw:fill-gradient-name="Gradient_20_8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0.635cm"/>
      <style:paragraph-properties style:writing-mode="tb-rl"/>
    </style:style>
    <style:style style:name="P1" style:family="paragraph">
      <style:paragraph-properties fo:text-align="center"/>
    </style:style>
    <style:style style:name="P2" style:family="paragraph">
      <style:text-properties fo:color="#dc2300"/>
    </style:style>
    <style:style style:name="T1" style:family="text">
      <style:text-properties fo:color="#dc2300"/>
    </style:style>
    <style:style style:name="T2" style:family="text">
      <style:text-properties fo:color="#dc2300" fo:font-size="14pt" style:font-size-asian="14pt" style:font-size-complex="14pt"/>
    </style:style>
    <style:style style:name="T3" style:family="text">
      <style:text-properties fo:color="#4700b8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634cm" svg:y="8.6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2.624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635cm" svg:height="0.635cm" svg:x="2.586cm" svg:y="4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0.635cm" svg:height="0.635cm" svg:x="5.185cm" svg:y="4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0.635cm" svg:height="0.635cm" svg:x="4.429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635cm" svg:height="0.635cm" svg:x="2.397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635cm" svg:height="0.635cm" svg:x="3.159cm" svg:y="1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635cm" svg:height="0.635cm" svg:x="1.163cm" svg:y="1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635cm" svg:height="0.635cm" svg:x="6.658cm" svg:y="1.1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635cm" svg:height="0.635cm" svg:x="4.662cm" svg:y="1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904cm" svg:y1="4.818cm" svg:x2="1.481cm" svg:y2="1.772cm" draw:start-shape="id1" draw:start-glue-point="4" draw:end-shape="id2" draw:end-glue-point="8" svg:d="m2904 4818-1423-3046" svg:viewBox="0 0 1424 3047">
          <text:p/>
        </draw:connector>
        <draw:connector draw:style-name="gr4" draw:text-style-name="P1" draw:layer="layout" draw:type="line" svg:x1="2.904cm" svg:y1="4.818cm" svg:x2="3.477cm" svg:y2="1.771cm" draw:start-shape="id1" draw:start-glue-point="4" draw:end-shape="id3" draw:end-glue-point="8" svg:d="m2904 4818 573-3047" svg:viewBox="0 0 574 3048">
          <text:p/>
        </draw:connector>
        <draw:connector draw:style-name="gr4" draw:text-style-name="P1" draw:layer="layout" draw:type="line" svg:x1="5.503cm" svg:y1="4.817cm" svg:x2="1.481cm" svg:y2="1.772cm" draw:start-shape="id4" draw:start-glue-point="4" draw:end-shape="id2" draw:end-glue-point="8" svg:d="m5503 4817-4022-3045" svg:viewBox="0 0 4023 3046">
          <text:p/>
        </draw:connector>
        <draw:connector draw:style-name="gr4" draw:text-style-name="P1" draw:layer="layout" draw:type="line" svg:x1="5.503cm" svg:y1="4.817cm" svg:x2="3.477cm" svg:y2="1.771cm" draw:start-shape="id4" draw:start-glue-point="4" draw:end-shape="id3" draw:end-glue-point="8" svg:d="m5503 4817-2026-3046" svg:viewBox="0 0 2027 3047">
          <text:p/>
        </draw:connector>
        <draw:connector draw:style-name="gr5" draw:text-style-name="P1" draw:layer="layout" draw:type="line" svg:x1="4.98cm" svg:y1="1.77cm" svg:x2="2.904cm" svg:y2="4.818cm" draw:start-shape="id5" draw:start-glue-point="8" draw:end-shape="id1" draw:end-glue-point="4" svg:d="m4980 1770-2076 3048" svg:viewBox="0 0 2077 3049">
          <text:p/>
        </draw:connector>
        <draw:connector draw:style-name="gr5" draw:text-style-name="P1" draw:layer="layout" draw:type="line" svg:x1="6.976cm" svg:y1="1.769cm" svg:x2="2.904cm" svg:y2="4.818cm" draw:start-shape="id6" draw:start-glue-point="8" draw:end-shape="id1" draw:end-glue-point="4" svg:d="m6976 1769-4072 3049" svg:viewBox="0 0 4073 3050">
          <text:p/>
        </draw:connector>
        <draw:connector draw:style-name="gr5" draw:text-style-name="P1" draw:layer="layout" draw:type="line" svg:x1="4.98cm" svg:y1="1.77cm" svg:x2="5.503cm" svg:y2="4.817cm" draw:start-shape="id5" draw:start-glue-point="8" draw:end-shape="id4" draw:end-glue-point="4" svg:d="m4980 1770 523 3047" svg:viewBox="0 0 524 3048">
          <text:p/>
        </draw:connector>
        <draw:connector draw:style-name="gr5" draw:text-style-name="P1" draw:layer="layout" draw:type="line" svg:x1="5.503cm" svg:y1="4.817cm" svg:x2="6.976cm" svg:y2="1.769cm" draw:start-shape="id4" draw:start-glue-point="4" draw:end-shape="id6" draw:end-glue-point="8" svg:d="m5503 4817 1473-3048" svg:viewBox="0 0 1474 3049">
          <text:p/>
        </draw:connector>
        <draw:connector draw:style-name="gr6" draw:text-style-name="P1" draw:layer="layout" draw:type="line" svg:x1="2.904cm" svg:y1="5.453cm" svg:x2="2.715cm" svg:y2="8.62cm" draw:start-shape="id1" draw:start-glue-point="8" draw:end-shape="id7" draw:end-glue-point="4" svg:d="m2904 5453-189 3167" svg:viewBox="0 0 190 3168">
          <text:p/>
        </draw:connector>
        <draw:connector draw:style-name="gr6" draw:text-style-name="P1" draw:layer="layout" draw:type="line" svg:x1="2.715cm" svg:y1="8.62cm" svg:x2="5.503cm" svg:y2="5.452cm" draw:start-shape="id7" draw:start-glue-point="4" draw:end-shape="id4" draw:end-glue-point="8" svg:d="m2715 8620 2788-3168" svg:viewBox="0 0 2789 3169">
          <text:p/>
        </draw:connector>
        <draw:connector draw:style-name="gr6" draw:text-style-name="P1" draw:layer="layout" draw:type="line" svg:x1="2.904cm" svg:y1="5.453cm" svg:x2="4.747cm" svg:y2="8.62cm" draw:start-shape="id1" draw:start-glue-point="8" draw:end-shape="id8" draw:end-glue-point="4" svg:d="m2904 5453 1843 3167" svg:viewBox="0 0 1844 3168">
          <text:p/>
        </draw:connector>
        <draw:connector draw:style-name="gr6" draw:text-style-name="P1" draw:layer="layout" draw:type="line" svg:x1="4.747cm" svg:y1="8.62cm" svg:x2="5.503cm" svg:y2="5.452cm" draw:start-shape="id8" draw:start-glue-point="4" draw:end-shape="id4" draw:end-glue-point="8" svg:d="m4747 8620 756-3168" svg:viewBox="0 0 757 3169">
          <text:p/>
        </draw:connector>
        <draw:frame draw:style-name="gr7" draw:layer="layout" svg:width="0.543cm" svg:height="0.459cm" svg:x="5.853cm" svg:y="6.46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645cm" svg:height="0.687cm" svg:x="0.55cm" svg:y="3.29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675cm" svg:height="0.686cm" svg:x="6.716cm" svg:y="3.41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2" draw:layer="layout" svg:width="2.794cm" svg:height="1.012cm" svg:x="1.381cm" svg:y="9.16cm">
          <draw:text-box>
            <text:p><text:span text:style-name="T1"><text:s/></text:span><text:span text:style-name="T2">task one</text:span></text:p>
          </draw:text-box>
        </draw:frame>
        <draw:frame draw:style-name="gr8" draw:layer="layout" svg:width="2.794cm" svg:height="1.012cm" svg:x="4.329cm" svg:y="9.148cm">
          <draw:text-box>
            <text:p><text:s/><text:span text:style-name="T3">task two</text:span></text:p>
          </draw:text-box>
        </draw:frame>
        <draw:custom-shape draw:style-name="gr3" draw:text-style-name="P1" xml:id="id9" draw:id="id9" draw:layer="layout" svg:width="0.635cm" svg:height="0.635cm" svg:x="2.208cm" svg:y="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5.503cm" svg:y1="4.817cm" svg:x2="2.526cm" svg:y2="1.762cm" draw:start-shape="id4" draw:start-glue-point="4" draw:end-shape="id9" draw:end-glue-point="8" svg:d="m5503 4817-2977-3055" svg:viewBox="0 0 2978 3056">
          <text:p/>
        </draw:connector>
        <draw:connector draw:style-name="gr4" draw:text-style-name="P1" draw:layer="layout" draw:type="line" svg:x1="2.904cm" svg:y1="4.818cm" svg:x2="2.526cm" svg:y2="1.762cm" draw:start-shape="id1" draw:start-glue-point="4" draw:end-shape="id9" draw:end-glue-point="8" svg:d="m2904 4818-378-3056" svg:viewBox="0 0 379 3057">
          <text:p/>
        </draw:connector>
        <draw:custom-shape draw:style-name="gr1" draw:text-style-name="P1" xml:id="id10" draw:id="id10" draw:layer="layout" svg:width="0.635cm" svg:height="0.635cm" svg:x="5.661cm" svg:y="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5.979cm" svg:y1="1.762cm" svg:x2="5.502cm" svg:y2="4.816cm" draw:start-shape="id10" draw:start-glue-point="8" draw:end-shape="id11" draw:end-glue-point="2" svg:d="m5979 1762-477 3054" svg:viewBox="0 0 478 3055">
          <text:p/>
        </draw:connector>
        <draw:connector draw:style-name="gr5" draw:text-style-name="P1" draw:layer="layout" draw:type="line" svg:x1="5.979cm" svg:y1="1.762cm" svg:x2="2.904cm" svg:y2="4.818cm" draw:start-shape="id10" draw:start-glue-point="8" draw:end-shape="id1" draw:end-glue-point="4" svg:d="m5979 1762-3075 3056" svg:viewBox="0 0 3076 3057">
          <text:p/>
        </draw:connector>
        <draw:custom-shape draw:style-name="gr2" draw:text-style-name="P1" xml:id="id12" draw:id="id12" draw:layer="layout" svg:width="0.635cm" svg:height="0.635cm" svg:x="3.948cm" svg:y="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266cm" svg:y1="4.81cm" svg:x2="1.481cm" svg:y2="1.772cm" draw:start-shape="id12" draw:start-glue-point="4" draw:end-shape="id2" draw:end-glue-point="8" svg:d="m4266 4810-2785-3038" svg:viewBox="0 0 2786 3039">
          <text:p/>
        </draw:connector>
        <draw:connector draw:style-name="gr4" draw:text-style-name="P1" draw:layer="layout" draw:type="line" svg:x1="4.266cm" svg:y1="4.81cm" svg:x2="1.481cm" svg:y2="1.772cm" draw:end-shape="id2" draw:end-glue-point="8" svg:d="m4266 4810-2785-3038" svg:viewBox="0 0 2786 3039">
          <text:p/>
        </draw:connector>
        <draw:connector draw:style-name="gr4" draw:text-style-name="P1" xml:id="id13" draw:id="id13" draw:layer="layout" draw:type="line" svg:x1="4.266cm" svg:y1="4.809cm" svg:x2="3.477cm" svg:y2="1.771cm" draw:end-shape="id3" draw:end-glue-point="8" svg:d="m4266 4809-789-3038" svg:viewBox="0 0 790 3039">
          <text:p/>
        </draw:connector>
        <draw:connector draw:style-name="gr5" draw:text-style-name="P1" draw:layer="layout" draw:type="line" svg:x1="4.98cm" svg:y1="1.77cm" svg:x2="4.266cm" svg:y2="4.809cm" draw:start-shape="id5" draw:start-glue-point="8" draw:end-shape="id13" draw:end-glue-point="2" svg:d="m4980 1770-714 3039" svg:viewBox="0 0 715 3040">
          <text:p/>
        </draw:connector>
        <draw:connector draw:style-name="gr5" draw:text-style-name="P1" draw:layer="layout" draw:type="line" svg:x1="5.979cm" svg:y1="1.762cm" svg:x2="4.266cm" svg:y2="4.808cm" draw:start-shape="id10" draw:start-glue-point="8" svg:d="m5979 1762-1713 3046" svg:viewBox="0 0 1714 3047">
          <text:p/>
        </draw:connector>
        <draw:connector draw:style-name="gr5" draw:text-style-name="P1" draw:layer="layout" draw:type="line" svg:x1="6.976cm" svg:y1="1.769cm" svg:x2="4.266cm" svg:y2="4.807cm" draw:start-shape="id6" draw:start-glue-point="8" svg:d="m6976 1769-2710 3038" svg:viewBox="0 0 2711 3039">
          <text:p/>
        </draw:connector>
        <draw:connector draw:style-name="gr6" draw:text-style-name="P1" draw:layer="layout" draw:type="line" svg:x1="4.265cm" svg:y1="5.445cm" svg:x2="2.715cm" svg:y2="8.62cm" draw:start-shape="id12" draw:end-shape="id7" draw:end-glue-point="4" svg:d="m4265 5445-1550 3175" svg:viewBox="0 0 1551 3176">
          <text:p/>
        </draw:connector>
        <draw:connector draw:style-name="gr6" draw:text-style-name="P1" draw:layer="layout" draw:type="line" svg:x1="4.264cm" svg:y1="5.445cm" svg:x2="4.747cm" svg:y2="8.62cm" draw:end-shape="id8" draw:end-glue-point="4" svg:d="m4264 5445 483 3175" svg:viewBox="0 0 484 3176">
          <text:p/>
        </draw:connector>
        <draw:custom-shape draw:style-name="gr1" draw:text-style-name="P1" draw:layer="layout" svg:width="0.635cm" svg:height="0.635cm" svg:x="3.618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635cm" svg:height="0.635cm" svg:x="3.413cm" svg:y="8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4.264cm" svg:y1="5.445cm" svg:x2="3.731cm" svg:y2="8.621cm" draw:end-shape="id14" draw:end-glue-point="4" svg:d="m4264 5445-533 3176" svg:viewBox="0 0 534 3177">
          <text:p/>
        </draw:connector>
        <draw:connector draw:style-name="gr6" draw:text-style-name="P1" draw:layer="layout" draw:type="line" svg:x1="3.731cm" svg:y1="8.621cm" svg:x2="5.503cm" svg:y2="5.451cm" draw:start-shape="id14" draw:start-glue-point="4" svg:d="m3731 8621 1772-3170" svg:viewBox="0 0 1773 3171">
          <text:p/>
        </draw:connector>
        <draw:connector draw:style-name="gr6" draw:text-style-name="P1" draw:layer="layout" draw:type="line" svg:x1="2.903cm" svg:y1="5.453cm" svg:x2="3.731cm" svg:y2="8.621cm" draw:end-shape="id14" draw:end-glue-point="4" svg:d="m2903 5453 828 3168" svg:viewBox="0 0 829 3169">
          <text:p/>
        </draw:connector>
        <draw:custom-shape draw:style-name="gr1" draw:text-style-name="P1" draw:layer="layout" svg:width="0.635cm" svg:height="0.635cm" svg:x="5.65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635cm" svg:height="0.635cm" svg:x="5.445cm" svg:y="8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5.763cm" svg:y1="8.621cm" svg:x2="5.503cm" svg:y2="5.452cm" draw:start-shape="id15" draw:start-glue-point="4" svg:d="m5763 8621-260-3169" svg:viewBox="0 0 261 3170">
          <text:p/>
        </draw:connector>
        <draw:connector draw:style-name="gr6" draw:text-style-name="P1" draw:layer="layout" draw:type="line" svg:x1="4.263cm" svg:y1="5.444cm" svg:x2="5.763cm" svg:y2="8.621cm" draw:end-shape="id15" draw:end-glue-point="4" svg:d="m4263 5444 1500 3177" svg:viewBox="0 0 1501 3178">
          <text:p/>
        </draw:connector>
        <draw:connector draw:style-name="gr6" draw:text-style-name="P1" draw:layer="layout" draw:type="line" svg:x1="2.903cm" svg:y1="5.452cm" svg:x2="5.763cm" svg:y2="8.621cm" draw:end-shape="id15" draw:end-glue-point="4" svg:d="m2903 5452 2860 3169" svg:viewBox="0 0 2861 3170">
          <text:p/>
        </draw:connector>
        <draw:custom-shape draw:style-name="gr3" draw:text-style-name="P1" xml:id="id16" draw:id="id16" draw:layer="layout" svg:width="0.635cm" svg:height="0.635cm" svg:x="0.146cm" svg:y="1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635cm" svg:height="0.635cm" svg:x="7.557cm" svg:y="1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2.904cm" svg:y1="4.817cm" svg:x2="0.464cm" svg:y2="1.762cm" draw:end-shape="id16" draw:end-glue-point="8" svg:d="m2904 4817-2440-3055" svg:viewBox="0 0 2441 3056">
          <text:p/>
        </draw:connector>
        <draw:connector draw:style-name="gr4" draw:text-style-name="P1" draw:layer="layout" draw:type="line" svg:x1="4.266cm" svg:y1="4.809cm" svg:x2="0.464cm" svg:y2="1.762cm" draw:end-shape="id16" draw:end-glue-point="8" svg:d="m4266 4809-3802-3047" svg:viewBox="0 0 3803 3048">
          <text:p/>
        </draw:connector>
        <draw:connector draw:style-name="gr4" draw:text-style-name="P1" xml:id="id11" draw:id="id11" draw:layer="layout" draw:type="line" svg:x1="5.502cm" svg:y1="4.816cm" svg:x2="0.464cm" svg:y2="1.762cm" draw:end-shape="id16" draw:end-glue-point="8" svg:d="m5502 4816-5038-3054" svg:viewBox="0 0 5039 3055">
          <text:p/>
        </draw:connector>
        <draw:connector draw:style-name="gr5" draw:text-style-name="P1" draw:layer="layout" draw:type="line" svg:x1="7.875cm" svg:y1="1.768cm" svg:x2="2.903cm" svg:y2="4.817cm" draw:start-shape="id17" draw:start-glue-point="8" svg:d="m7875 1768-4972 3049" svg:viewBox="0 0 4973 3050">
          <text:p/>
        </draw:connector>
        <draw:connector draw:style-name="gr5" draw:text-style-name="P1" xml:id="id18" draw:id="id18" draw:layer="layout" draw:type="line" svg:x1="7.875cm" svg:y1="1.768cm" svg:x2="4.266cm" svg:y2="4.807cm" draw:start-shape="id17" draw:start-glue-point="8" svg:d="m7875 1768-3609 3039" svg:viewBox="0 0 3610 3040">
          <text:p/>
        </draw:connector>
        <draw:connector draw:style-name="gr5" draw:text-style-name="P1" draw:layer="layout" draw:type="line" svg:x1="5.503cm" svg:y1="4.816cm" svg:x2="7.875cm" svg:y2="1.768cm" draw:end-shape="id17" draw:end-glue-point="8" svg:d="m5503 4816 2372-3048" svg:viewBox="0 0 2373 3049">
          <text:p/>
        </draw:connector>
        <draw:connector draw:style-name="gr4" draw:text-style-name="P1" draw:layer="layout" draw:type="line" svg:x1="4.266cm" svg:y1="4.807cm" svg:x2="2.526cm" svg:y2="1.762cm" draw:start-shape="id18" draw:start-glue-point="3" draw:end-shape="id9" draw:end-glue-point="8" svg:d="m4266 4807-1740-3045" svg:viewBox="0 0 1741 3046">
          <text:p/>
        </draw:connector>
        <draw:custom-shape draw:style-name="gr9" draw:text-style-name="P1" draw:layer="layout" svg:width="0.381cm" svg:height="3.429cm" svg:x="8.366cm" svg:y="5.572cm">
          <text:p/>
          <draw:enhanced-geometry svg:viewBox="0 0 21600 21600" draw:text-areas="?f0 ?f7 ?f2 21600" draw:type="up-arrow" draw:modifiers="3728.04664723032 6276.439790575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" draw:layer="layout" svg:width="0.381cm" svg:height="3.429cm" svg:x="8.366cm" svg:y="1.635cm">
          <text:p/>
          <draw:enhanced-geometry svg:viewBox="0 0 21600 21600" draw:text-areas="?f0 ?f7 ?f2 21600" draw:type="up-arrow" draw:modifiers="3728.04664723032 6276.4397905759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1.212cm" svg:height="3.175cm" svg:x="8.424cm" svg:y="6.185cm">
          <draw:text-box>
            <text:p>Encoding</text:p>
          </draw:text-box>
        </draw:frame>
        <draw:frame draw:style-name="gr11" draw:layer="layout" svg:width="1.212cm" svg:height="3.175cm" svg:x="8.424cm" svg:y="2.286cm">
          <draw:text-box>
            <text:p>Deco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80" draw:end-color="#ffffff" draw:start-intensity="100%" draw:end-intensity="100%" draw:angle="0" draw:border="0%"/>
    <draw:gradient draw:name="Gradient_20_8" draw:display-name="Gradient 8" draw:style="linear" draw:start-color="#000080" draw:end-color="#ffffff" draw:start-intensity="100%" draw:end-intensity="100%" draw:angle="18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39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06T13:05:13</meta:creation-date>
    <dc:date>2014-11-14T00:23:35</dc:date>
    <meta:editing-duration>PT15M44S</meta:editing-duration>
    <meta:editing-cycles>8</meta:editing-cycles>
    <meta:generator>LibreOffice/3.5$Linux_X86_64 LibreOffice_project/350m1$Build-2</meta:generator>
    <meta:document-statistic meta:object-count="65"/>
  </office:meta>
</office:document-meta>
</file>

<file path=Object 1/content.xml><?xml version="1.0" encoding="utf-8"?>
<math xmlns="http://www.w3.org/1998/Math/MathML">
  <semantics>
    <mrow>
      <msub>
        <mo stretchy="false">θ</mo>
        <mrow>
          <mi>e</mi>
        </mrow>
      </msub>
    </mrow>
    <annotation encoding="StarMath 5.0">%theta_{e}</annotation>
  </semantics>
</math>
</file>

<file path=Object 2/content.xml><?xml version="1.0" encoding="utf-8"?>
<math xmlns="http://www.w3.org/1998/Math/MathML">
  <semantics>
    <mrow>
      <msubsup>
        <mo stretchy="false">θ</mo>
        <mrow>
          <mi>d</mi>
        </mrow>
        <mrow>
          <mi>L</mi>
        </mrow>
      </msubsup>
    </mrow>
    <annotation encoding="StarMath 5.0">%theta^{L}_{d}</annotation>
  </semantics>
</math>
</file>

<file path=Object 3/content.xml><?xml version="1.0" encoding="utf-8"?>
<math xmlns="http://www.w3.org/1998/Math/MathML">
  <semantics>
    <mrow>
      <msubsup>
        <mo stretchy="false">θ</mo>
        <mi>d</mi>
        <mrow>
          <mi>R</mi>
        </mrow>
      </msubsup>
    </mrow>
    <annotation encoding="StarMath 5.0">%theta
^{R}_d</annotation>
  </semantics>
</math>
</file>